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Noto Sans" svg:font-family="Noto Sans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style:font-name="Liberation Sans" style:font-name-asian="Noto Sans CJK SC" style:font-name-complex="Noto Sans"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style:font-name="Liberation Sans" style:font-name-asian="Noto Sans CJK SC" style:font-name-complex="Noto Sans"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style:font-name="Liberation Sans" style:font-name-asian="Noto Sans CJK SC" style:font-name-complex="Noto Sans" fo:font-size="18pt" style:font-size-asian="18pt" style:font-size-complex="18pt"/>
    </style:style>
    <style:style style:name="P5" style:parent-style-name="Normal" style:family="paragraph">
      <style:paragraph-properties fo:text-align="center"/>
      <style:text-properties style:font-name="Liberation Sans" style:font-name-asian="Noto Sans CJK SC" style:font-name-complex="Noto Sans" fo:font-size="18pt" style:font-size-asian="18pt" style:font-size-complex="18pt"/>
    </style:style>
    <style:style style:name="P6" style:parent-style-name="Normal" style:family="paragraph">
      <style:paragraph-properties fo:text-align="center"/>
      <style:text-properties style:font-name="Liberation Sans" style:font-name-asian="Noto Sans CJK SC" style:font-name-complex="Noto Sans" fo:font-size="18pt" style:font-size-asian="18pt" style:font-size-complex="18pt"/>
    </style:style>
    <style:style style:name="P7" style:parent-style-name="Normal" style:family="paragraph">
      <style:paragraph-properties fo:text-align="center"/>
      <style:text-properties style:font-name="Liberation Sans" style:font-name-asian="Noto Sans CJK SC" style:font-name-complex="Noto Sans" fo:font-size="18pt" style:font-size-asian="18pt" style:font-size-complex="18pt"/>
    </style:style>
    <style:style style:name="P8" style:parent-style-name="Normal" style:family="paragraph">
      <style:paragraph-properties fo:text-align="center"/>
      <style:text-properties style:font-name="Liberation Sans" style:font-name-asian="Noto Sans CJK SC" style:font-name-complex="Noto Sans" fo:font-size="18pt" style:font-size-asian="18pt" style:font-size-complex="18pt"/>
    </style:style>
    <style:style style:name="P9" style:parent-style-name="Normal" style:family="paragraph">
      <style:paragraph-properties fo:text-align="center"/>
      <style:text-properties style:font-name="Liberation Sans" style:font-name-asian="Noto Sans CJK SC" style:font-name-complex="Noto Sans" fo:font-size="18pt" style:font-size-asian="18pt" style:font-size-complex="18pt"/>
    </style:style>
    <style:style style:name="P10" style:parent-style-name="Normal" style:family="paragraph">
      <style:paragraph-properties fo:text-align="center"/>
      <style:text-properties style:font-name="Liberation Sans" style:font-name-asian="Noto Sans CJK SC" style:font-name-complex="Noto Sans" fo:font-size="18pt" style:font-size-asian="18pt" style:font-size-complex="18pt"/>
    </style:style>
    <style:style style:name="P11" style:parent-style-name="Normal" style:family="paragraph">
      <style:paragraph-properties fo:text-align="center"/>
      <style:text-properties style:font-name="Liberation Sans" style:font-name-asian="Noto Sans CJK SC" style:font-name-complex="Noto Sans" fo:font-size="18pt" style:font-size-asian="18pt" style:font-size-complex="18pt"/>
    </style:style>
    <style:style style:name="P12" style:parent-style-name="Normal" style:family="paragraph">
      <style:paragraph-properties fo:text-align="center"/>
      <style:text-properties style:font-name="Liberation Sans" style:font-name-asian="Noto Sans CJK SC" style:font-name-complex="Noto Sans" fo:font-size="18pt" style:font-size-asian="18pt" style:font-size-complex="18pt"/>
    </style:style>
    <style:style style:name="P13" style:parent-style-name="Normal" style:family="paragraph">
      <style:paragraph-properties fo:text-align="center"/>
      <style:text-properties style:font-name="Liberation Sans" style:font-name-asian="Noto Sans CJK SC" style:font-name-complex="Noto Sans" fo:font-size="18pt" style:font-size-asian="18pt" style:font-size-complex="18pt"/>
    </style:style>
    <style:style style:name="P14" style:parent-style-name="Normal" style:family="paragraph">
      <style:paragraph-properties fo:text-align="center"/>
      <style:text-properties style:font-name="Liberation Sans" style:font-name-asian="Noto Sans CJK SC" style:font-name-complex="Noto Sans" fo:font-size="18pt" style:font-size-asian="18pt" style:font-size-complex="18pt"/>
    </style:style>
    <style:style style:name="P15" style:parent-style-name="Normal" style:family="paragraph">
      <style:paragraph-properties fo:text-align="center"/>
      <style:text-properties style:font-name="Liberation Sans" style:font-name-asian="Noto Sans CJK SC" style:font-name-complex="Noto Sans" fo:font-size="18pt" style:font-size-asian="18pt" style:font-size-complex="18pt"/>
    </style:style>
    <style:style style:family="graphic" style:name="a37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38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39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20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21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22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23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24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25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26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27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eeeeee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eeeeee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eeeeee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ff4000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12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13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14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15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16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17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18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19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0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ff0000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2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3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4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5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eeeeee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eeeeee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eeeeee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ff4000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ff4000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ff4000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eeeeee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eeeeee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eeeeee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35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  <style:style style:family="graphic" style:name="a36">
      <style:graphic-properties style:wrap="parallel" style:wrap-contour="false" draw:fill="none" draw:stroke="solid" svg:stroke-width="0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1.86389in" svg:y="2.65764in" svg:width="0.47847in" svg:height="0.55417in" draw:z-index="251638784" draw:id="id0" draw:style-name="a0" draw:name="Forme libre 2" text:anchor-type="paragraph"><svg:title/><svg:desc/><text:p text:style-name="P2">2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onnector draw:type="line" svg:x1="0.775in" svg:y1="2.32083in" svg:x2="1.92847in" svg:y2="2.87361in" draw:z-index="251671552" draw:id="id1" draw:style-name="a1" draw:name="Connecteur droit 34" text:anchor-type="paragraph"><svg:title/><svg:desc/></draw:connector><draw:connector draw:type="line" svg:x1="3.20833in" svg:y1="7.41667in" svg:x2="3.56667in" svg:y2="8.425in" draw:z-index="251674624" draw:id="id2" draw:style-name="a2" draw:name="Connecteur droit 37" text:anchor-type="paragraph"><svg:title/><svg:desc/></draw:connector><draw:connector draw:type="line" svg:x1="4.625in" svg:y1="8.39167in" svg:x2="3.79167in" svg:y2="8.81667in" draw:z-index="251676672" draw:id="id3" draw:style-name="a3" draw:name="Connecteur droit 39" text:anchor-type="paragraph"><svg:title/><svg:desc/></draw:connector><draw:connector draw:type="line" svg:x1="2.45833in" svg:y1="8.74653in" svg:x2="3.48889in" svg:y2="8.95972in" draw:z-index="251677696" draw:id="id4" draw:style-name="a4" draw:name="Connecteur droit 40" text:anchor-type="paragraph"><svg:title/><svg:desc/></draw:connector><draw:custom-shape svg:x="3.35069in" svg:y="8.41389in" svg:width="0.47847in" svg:height="0.55417in" draw:z-index="251666432" draw:id="id5" draw:style-name="a5" draw:name="Forme libre 29" text:anchor-type="paragraph"><svg:title/><svg:desc/><text:p text:style-name="P3">9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2.59843in" svg:y="1.41417in" svg:width="0.47847in" svg:height="0.55417in" draw:z-index="251637760" draw:id="id6" draw:style-name="a6" draw:name="Forme libre 1" text:anchor-type="paragraph"><svg:title/><svg:desc/><text:p text:style-name="P4">1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3.37953in" svg:y="2.67717in" svg:width="0.47847in" svg:height="0.55417in" draw:z-index="251639808" draw:id="id7" draw:style-name="a7" draw:name="Forme libre 3" text:anchor-type="paragraph"><svg:title/><svg:desc/><text:p text:style-name="P5">3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1.85039in" svg:y="4.64252in" svg:width="0.47847in" svg:height="0.55417in" draw:z-index="251640832" draw:id="id8" draw:style-name="a8" draw:name="Forme libre 4" text:anchor-type="paragraph"><svg:title/><svg:desc/><text:p text:style-name="P6">5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3.4252in" svg:y="4.56693in" svg:width="0.47847in" svg:height="0.55417in" draw:z-index="251641856" draw:id="id9" draw:style-name="a9" draw:name="Forme libre 5" text:anchor-type="paragraph"><svg:title/><svg:desc/><text:p text:style-name="P7">4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2.75591in" svg:y="5.82677in" svg:width="0.47847in" svg:height="0.55417in" draw:z-index="251642880" draw:id="id10" draw:style-name="a10" draw:name="Forme libre 6" text:anchor-type="paragraph"><svg:title/><svg:desc/><text:p text:style-name="P8">6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onnector draw:type="line" svg:x1="2.24409in" svg:y1="5.19637in" svg:x2="2.28298in" svg:y2="5.15748in" draw:z-index="251643904" draw:id="id11" draw:style-name="a11" draw:name="Connecteur droit 7" text:anchor-type="paragraph"><svg:title/><svg:desc/></draw:connector><draw:connector draw:type="line" svg:x1="2.12598in" svg:y1="3.26772in" svg:x2="2.16487in" svg:y2="4.68438in" draw:z-index="251644928" draw:id="id12" draw:style-name="a12" draw:name="Connecteur droit 8" text:anchor-type="paragraph"><svg:title/><svg:desc/></draw:connector><draw:connector draw:type="line" svg:x1="2.7559in" svg:y1="1.92913in" svg:x2="2.24409in" svg:y2="2.75552in" draw:z-index="251645952" draw:id="id13" draw:style-name="a13" draw:name="Connecteur droit 9" text:anchor-type="paragraph"><svg:title/><svg:desc/></draw:connector><draw:connector draw:type="line" svg:x1="2.32283in" svg:y1="4.92078in" svg:x2="3.4645in" svg:y2="4.88189in" draw:z-index="251646976" draw:id="id14" draw:style-name="a14" draw:name="Connecteur droit 10" text:anchor-type="paragraph"><svg:title/><svg:desc/></draw:connector><draw:connector draw:type="line" svg:x1="2.32283in" svg:y1="2.99164in" svg:x2="3.42492in" svg:y2="2.95276in" draw:z-index="251648000" draw:id="id15" draw:style-name="a15" draw:name="Connecteur droit 11" text:anchor-type="paragraph"><svg:title/><svg:desc/></draw:connector><draw:connector draw:type="line" svg:x1="3.62205in" svg:y1="3.22835in" svg:x2="3.66094in" svg:y2="4.60612in" draw:z-index="251649024" draw:id="id16" draw:style-name="a16" draw:name="Connecteur droit 12" text:anchor-type="paragraph"><svg:title/><svg:desc/></draw:connector><draw:connector draw:type="line" svg:x1="2.91339in" svg:y1="1.9685in" svg:x2="2.99186in" svg:y2="5.86573in" draw:z-index="251650048" draw:id="id17" draw:style-name="a17" draw:name="Connecteur droit 13" text:anchor-type="paragraph"><svg:title/><svg:desc/></draw:connector><draw:connector draw:type="line" svg:x1="3.54319in" svg:y1="3.18898in" svg:x2="2.28346in" svg:y2="4.84245in" draw:z-index="251651072" draw:id="id18" draw:style-name="a18" draw:name="Connecteur droit 14" text:anchor-type="paragraph"><svg:title/><svg:desc/></draw:connector><draw:connector draw:type="line" svg:x1="2.32283in" svg:y1="3.11024in" svg:x2="3.50339in" svg:y2="4.64565in" draw:z-index="251652096" draw:id="id19" draw:style-name="a19" draw:name="Connecteur droit 15" text:anchor-type="paragraph"><svg:title/><svg:desc/></draw:connector><draw:connector draw:type="line" svg:x1="3.58246in" svg:y1="3.22835in" svg:x2="3.11024in" svg:y2="5.86585in" draw:z-index="251653120" draw:id="id20" draw:style-name="a20" draw:name="Connecteur droit 16" text:anchor-type="paragraph"><svg:title/><svg:desc/></draw:connector><draw:connector draw:type="line" svg:x1="2.87374in" svg:y1="1.9685in" svg:x2="2.28346in" svg:y2="4.76364in" draw:z-index="251654144" draw:id="id21" draw:style-name="a21" draw:name="Connecteur droit 17" text:anchor-type="paragraph"><svg:title/><svg:desc/></draw:connector><draw:connector draw:type="line" svg:x1="2.20472in" svg:y1="3.22835in" svg:x2="2.87347in" svg:y2="5.94432in" draw:z-index="251655168" draw:id="id22" draw:style-name="a22" draw:name="Connecteur droit 18" text:anchor-type="paragraph"><svg:title/><svg:desc/></draw:connector><draw:connector draw:type="line" svg:x1="3.6214in" svg:y1="5.11811in" svg:x2="3.22835in" svg:y2="6.02297in" draw:z-index="251656192" draw:id="id23" draw:style-name="a23" draw:name="Connecteur droit 19" text:anchor-type="paragraph"><svg:title/><svg:desc/></draw:connector><draw:connector draw:type="line" svg:x1="2.16535in" svg:y1="5.15748in" svg:x2="2.8341in" svg:y2="6.06234in" draw:z-index="251657216" draw:id="id24" draw:style-name="a24" draw:name="Connecteur droit 20" text:anchor-type="paragraph"><svg:title/><svg:desc/></draw:connector><draw:connector draw:type="line" svg:x1="3.0315in" svg:y1="1.85039in" svg:x2="3.62177in" svg:y2="2.71637in" draw:z-index="251658240" draw:id="id25" draw:style-name="a25" draw:name="Connecteur droit 21" text:anchor-type="paragraph"><svg:title/><svg:desc/></draw:connector><draw:connector draw:type="line" svg:x1="3.66109in" svg:y1="4.64532in" svg:x2="2.95276in" svg:y2="1.88976in" draw:z-index="251659264" draw:id="id26" draw:style-name="a26" draw:name="Connecteur droit 22" text:anchor-type="paragraph"><svg:title/><svg:desc/></draw:connector><draw:custom-shape svg:x="4.48819in" svg:y="2.59528in" svg:width="0.47847in" svg:height="0.55417in" draw:z-index="251660288" draw:id="id27" draw:style-name="a27" draw:name="Forme libre 23" text:anchor-type="paragraph"><svg:title/><svg:desc/><text:p text:style-name="P9">11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5.70866in" svg:y="2.83465in" svg:width="0.47847in" svg:height="0.55417in" draw:z-index="251661312" draw:id="id28" draw:style-name="a28" draw:name="Forme libre 24" text:anchor-type="paragraph"><svg:title/><svg:desc/><text:p text:style-name="P10">13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5.51181in" svg:y="1.7685in" svg:width="0.47847in" svg:height="0.55417in" draw:z-index="251662336" draw:id="id29" draw:style-name="a29" draw:name="Forme libre 25" text:anchor-type="paragraph"><svg:title/><svg:desc/><text:p text:style-name="P11">12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2.82835in" svg:y="6.88976in" svg:width="0.47847in" svg:height="0.55417in" draw:z-index="251663360" draw:id="id30" draw:style-name="a30" draw:name="Forme libre 26" text:anchor-type="paragraph"><svg:title/><svg:desc/><text:p text:style-name="P12">7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4.52756in" svg:y="7.91339in" svg:width="0.47847in" svg:height="0.55417in" draw:z-index="251664384" draw:id="id31" draw:style-name="a31" draw:name="Forme libre 27" text:anchor-type="paragraph"><svg:title/><svg:desc/><text:p text:style-name="P13">10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2.00787in" svg:y="8.50079in" svg:width="0.47847in" svg:height="0.55417in" draw:z-index="251665408" draw:id="id32" draw:style-name="a32" draw:name="Forme libre 28" text:anchor-type="paragraph"><svg:title/><svg:desc/><text:p text:style-name="P14">8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ustom-shape svg:x="0.26929in" svg:y="1.88661in" svg:width="0.47847in" svg:height="0.55417in" draw:z-index="251667456" draw:id="id33" draw:style-name="a33" draw:name="Forme libre 30" text:anchor-type="paragraph"><svg:title/><svg:desc/><text:p text:style-name="P15">14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onnector draw:type="line" svg:x1="4.88189in" svg:y1="2.7161in" svg:x2="5.6687in" svg:y2="2.28346in" draw:z-index="251668480" draw:id="id34" draw:style-name="a34" draw:name="Connecteur droit 31" text:anchor-type="paragraph"><svg:title/><svg:desc/></draw:connector><draw:connector draw:type="line" svg:x1="4.96063in" svg:y1="2.95276in" svg:x2="5.74744in" svg:y2="3.07081in" draw:z-index="251669504" draw:id="id35" draw:style-name="a35" draw:name="Connecteur droit 32" text:anchor-type="paragraph"><svg:title/><svg:desc/></draw:connector><draw:connector draw:type="line" svg:x1="3.8189in" svg:y1="2.95276in" svg:x2="4.48765in" svg:y2="2.95276in" draw:z-index="251670528" draw:id="id36" draw:style-name="a36" draw:name="Connecteur droit 33" text:anchor-type="paragraph"><svg:title/><svg:desc/></draw:connector><draw:connector draw:type="line" svg:x1="3.0315in" svg:y1="6.37795in" svg:x2="3.07038in" svg:y2="6.92865in" draw:z-index="251672576" draw:id="id37" draw:style-name="a37" draw:name="Connecteur droit 35" text:anchor-type="paragraph"><svg:title/><svg:desc/></draw:connector><draw:connector draw:type="line" svg:x1="3.03095in" svg:y1="7.44094in" svg:x2="2.3622in" svg:y2="8.58261in" draw:z-index="251673600" draw:id="id38" draw:style-name="a38" draw:name="Connecteur droit 36" text:anchor-type="paragraph"><svg:title/><svg:desc/></draw:connector><draw:connector draw:type="line" svg:x1="3.30709in" svg:y1="7.16535in" svg:x2="4.68486in" svg:y2="7.99174in" draw:z-index="251675648" draw:id="id39" draw:style-name="a39" draw:name="Connecteur droit 38" text:anchor-type="paragraph"><svg:title/><svg:desc/></draw:connector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Noto Sans" svg:font-family="Noto Sans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WW_CharLFO1LVL1" style:family="text">
      <style:text-properties style:use-window-font-color="true"/>
    </style:style>
    <style:style style:name="WW_CharLFO1LVL2" style:family="text">
      <style:text-properties style:use-window-font-color="true"/>
    </style:style>
    <style:style style:name="WW_CharLFO1LVL3" style:family="text">
      <style:text-properties style:use-window-font-color="true"/>
    </style:style>
    <style:style style:name="WW_CharLFO1LVL4" style:family="text">
      <style:text-properties style:use-window-font-color="true"/>
    </style:style>
    <style:style style:name="WW_CharLFO1LVL5" style:family="text">
      <style:text-properties style:use-window-font-color="true"/>
    </style:style>
    <style:style style:name="WW_CharLFO1LVL6" style:family="text">
      <style:text-properties style:use-window-font-color="true"/>
    </style:style>
    <style:style style:name="WW_CharLFO1LVL7" style:family="text">
      <style:text-properties style:use-window-font-color="true"/>
    </style:style>
    <style:style style:name="WW_CharLFO1LVL8" style:family="text">
      <style:text-properties style:use-window-font-color="true"/>
    </style:style>
    <style:style style:name="WW_CharLFO1LVL9" style:family="text">
      <style:text-properties style:use-window-font-color="true"/>
    </style:style>
    <text:list-style style:name="standard" style:display-name="standard">
      <text:list-level-style-bullet text:level="1" text:style-name="WW_CharLFO1LVL1" text:bullet-char="●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bullet>
      <text:list-level-style-bullet text:level="2" text:style-name="WW_CharLFO1LVL2" text:bullet-char="●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</text:list-level-style-bullet>
      <text:list-level-style-bullet text:level="3" text:style-name="WW_CharLFO1LVL3" text:bullet-char="●">
        <style:list-level-properties text:space-before="0.4722in" text:min-label-width="0.2361in" text:list-level-position-and-space-mode="label-alignment">
          <style:list-level-label-alignment text:label-followed-by="listtab" fo:margin-left="0.7083in" fo:text-indent="-0.2361in"/>
        </style:list-level-properties>
      </text:list-level-style-bullet>
      <text:list-level-style-bullet text:level="4" text:style-name="WW_CharLFO1LVL4" text:bullet-char="●">
        <style:list-level-properties text:space-before="0.7083in" text:min-label-width="0.2361in" text:list-level-position-and-space-mode="label-alignment">
          <style:list-level-label-alignment text:label-followed-by="listtab" fo:margin-left="0.9444in" fo:text-indent="-0.2361in"/>
        </style:list-level-properties>
      </text:list-level-style-bullet>
      <text:list-level-style-bullet text:level="5" text:style-name="WW_CharLFO1LVL5" text:bullet-char="●">
        <style:list-level-properties text:space-before="0.9451in" text:min-label-width="0.2361in" text:list-level-position-and-space-mode="label-alignment">
          <style:list-level-label-alignment text:label-followed-by="listtab" fo:margin-left="1.1812in" fo:text-indent="-0.2361in"/>
        </style:list-level-properties>
      </text:list-level-style-bullet>
      <text:list-level-style-bullet text:level="6" text:style-name="WW_CharLFO1LVL6" text:bullet-char="●">
        <style:list-level-properties text:space-before="1.1812in" text:min-label-width="0.2361in" text:list-level-position-and-space-mode="label-alignment">
          <style:list-level-label-alignment text:label-followed-by="listtab" fo:margin-left="1.4173in" fo:text-indent="-0.2361in"/>
        </style:list-level-properties>
      </text:list-level-style-bullet>
      <text:list-level-style-bullet text:level="7" text:style-name="WW_CharLFO1LVL7" text:bullet-char="●">
        <style:list-level-properties text:space-before="1.4173in" text:min-label-width="0.2361in" text:list-level-position-and-space-mode="label-alignment">
          <style:list-level-label-alignment text:label-followed-by="listtab" fo:margin-left="1.6534in" fo:text-indent="-0.2361in"/>
        </style:list-level-properties>
      </text:list-level-style-bullet>
      <text:list-level-style-bullet text:level="8" text:style-name="WW_CharLFO1LVL8" text:bullet-char="●">
        <style:list-level-properties text:space-before="1.6534in" text:min-label-width="0.2361in" text:list-level-position-and-space-mode="label-alignment">
          <style:list-level-label-alignment text:label-followed-by="listtab" fo:margin-left="1.8895in" fo:text-indent="-0.2361in"/>
        </style:list-level-properties>
      </text:list-level-style-bullet>
      <text:list-level-style-bullet text:level="9" text:style-name="WW_CharLFO1LVL9" text:bullet-char="●">
        <style:list-level-properties text:space-before="1.8895in" text:min-label-width="0.2361in" text:list-level-position-and-space-mode="label-alignment">
          <style:list-level-label-alignment text:label-followed-by="listtab" fo:margin-left="2.1256in" fo:text-indent="-0.2361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yves styves</dc:creator>
    <meta:creation-date>2021-03-16T04:06:00Z</meta:creation-date>
    <dc:date>2021-03-17T03:31:00Z</dc:date>
    <meta:template xlink:href="Normal" xlink:type="simple"/>
    <meta:editing-cycles>2</meta:editing-cycles>
    <meta:editing-duration>PT840S</meta:editing-duration>
    <meta:document-statistic meta:page-count="1" meta:paragraph-count="1" meta:word-count="6" meta:character-count="40" meta:row-count="1" meta:non-whitespace-character-count="35"/>
  </office:meta>
</office:document-meta>
</file>